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language="nl" fo:country="BE"/>
    </style:style>
    <style:style style:name="T2" style:parent-style-name="Standaardalinea-lettertype" style:family="text">
      <style:text-properties fo:language="nl" fo:country="BE"/>
    </style:style>
    <style:style style:name="T3" style:parent-style-name="Standaardalinea-lettertype" style:family="text">
      <style:text-properties fo:color="#FF0000" fo:language="nl" fo:country="BE"/>
    </style:style>
    <style:style style:name="T4" style:parent-style-name="Hyperlink" style:family="text">
      <style:text-properties fo:color="#FF0000" fo:language="nl" fo:country="BE"/>
    </style:style>
    <style:style style:name="T5" style:parent-style-name="Standaardalinea-lettertype" style:family="text">
      <style:text-properties fo:language="nl" fo:country="BE"/>
    </style:style>
    <style:style style:name="T6" style:parent-style-name="Standaardalinea-lettertype" style:family="text">
      <style:text-properties fo:color="#FF0000" fo:language="nl" fo:country="BE"/>
    </style:style>
    <style:style style:name="T7" style:parent-style-name="Hyperlink" style:family="text">
      <style:text-properties fo:color="#FF0000" fo:language="nl" fo:country="BE"/>
    </style:style>
    <style:style style:name="T8" style:parent-style-name="Standaardalinea-lettertype" style:family="text">
      <style:text-properties fo:color="#FF0000" fo:language="nl" fo:country="BE"/>
    </style:style>
    <style:style style:name="P9" style:parent-style-name="Standaard" style:family="paragraph">
      <style:text-properties fo:language="nl" fo:country="BE"/>
    </style:style>
    <style:style style:name="T10" style:parent-style-name="Standaardalinea-lettertype" style:family="text">
      <style:text-properties fo:color="#FF0000" fo:language="en" fo:country="US"/>
    </style:style>
    <style:style style:name="T11" style:parent-style-name="Standaardalinea-lettertype" style:family="text">
      <style:text-properties fo:color="#FF0000" fo:language="en" fo:country="US"/>
    </style:style>
    <style:style style:name="T12" style:parent-style-name="Standaardalinea-lettertype" style:family="text">
      <style:text-properties fo:color="#FF0000" fo:language="en" fo:country="US"/>
    </style:style>
    <style:style style:name="T13" style:parent-style-name="Standaardalinea-lettertype" style:family="text">
      <style:text-properties fo:color="#FF0000" fo:language="en" fo:country="US"/>
    </style:style>
    <style:style style:name="T14" style:parent-style-name="Standaardalinea-lettertype" style:family="text">
      <style:text-properties fo:color="#FF0000" fo:language="en" fo:country="US"/>
    </style:style>
    <style:style style:name="T15" style:parent-style-name="Hyperlink" style:family="text">
      <style:text-properties fo:language="en" fo:country="US"/>
    </style:style>
    <style:style style:name="T16" style:parent-style-name="Standaardalinea-lettertype" style:family="text">
      <style:text-properties fo:color="#FF0000" fo:language="en" fo:country="US"/>
    </style:style>
    <style:style style:name="T17" style:parent-style-name="Standaardalinea-lettertype" style:family="text">
      <style:text-properties fo:color="#FF0000" fo:language="en" fo:country="US"/>
    </style:style>
    <style:style style:name="T18" style:parent-style-name="Standaardalinea-lettertype" style:family="text">
      <style:text-properties fo:color="#FF0000" fo:language="en" fo:country="US"/>
    </style:style>
    <style:style style:name="T19" style:parent-style-name="Hyperlink" style:family="text">
      <style:text-properties fo:language="en" fo:country="US"/>
    </style:style>
    <style:style style:name="T20" style:parent-style-name="Standaardalinea-lettertype" style:family="text">
      <style:text-properties fo:language="nl" fo:country="BE"/>
    </style:style>
    <style:style style:name="T21" style:parent-style-name="Standaardalinea-lettertype" style:family="text">
      <style:text-properties fo:language="nl" fo:country="BE"/>
    </style:style>
    <style:style style:name="T22" style:parent-style-name="Standaardalinea-lettertype" style:family="text">
      <style:text-properties fo:color="#FF0000" fo:language="nl" fo:country="BE"/>
    </style:style>
    <style:style style:name="T23" style:parent-style-name="Standaardalinea-lettertype" style:family="text">
      <style:text-properties fo:color="#FF0000" fo:language="nl" fo:country="BE"/>
    </style:style>
    <style:style style:name="T24" style:parent-style-name="Standaardalinea-lettertype" style:family="text">
      <style:text-properties fo:color="#FF0000" fo:language="nl" fo:country="BE"/>
    </style:style>
    <style:style style:name="T25" style:parent-style-name="Standaardalinea-lettertype" style:family="text">
      <style:text-properties fo:color="#FF0000" fo:language="nl" fo:country="BE"/>
    </style:style>
    <style:style style:name="T26" style:parent-style-name="Hyperlink" style:family="text">
      <style:text-properties fo:language="nl" fo:country="BE"/>
    </style:style>
    <style:style style:name="T27" style:parent-style-name="Standaardalinea-lettertype" style:family="text">
      <style:text-properties fo:language="nl" fo:country="BE"/>
    </style:style>
    <style:style style:name="T28" style:parent-style-name="Standaardalinea-lettertype" style:family="text">
      <style:text-properties fo:color="#FF0000" fo:language="nl" fo:country="BE"/>
    </style:style>
    <style:style style:name="T29" style:parent-style-name="Standaardalinea-lettertype" style:family="text">
      <style:text-properties fo:color="#FF0000" fo:language="nl" fo:country="BE"/>
    </style:style>
    <style:style style:name="T30" style:parent-style-name="Standaardalinea-lettertype" style:family="text">
      <style:text-properties fo:color="#FF0000" fo:language="nl" fo:country="BE"/>
    </style:style>
    <style:style style:name="T31" style:parent-style-name="Standaardalinea-lettertype" style:family="text">
      <style:text-properties fo:color="#FF0000" fo:language="nl" fo:country="BE"/>
    </style:style>
    <style:style style:name="T32" style:parent-style-name="Standaardalinea-lettertype" style:family="text">
      <style:text-properties fo:language="nl" fo:country="BE"/>
    </style:style>
    <style:style style:name="T33" style:parent-style-name="Standaardalinea-lettertype" style:family="text">
      <style:text-properties fo:color="#FF0000" fo:language="nl" fo:country="BE"/>
    </style:style>
    <style:style style:name="T34" style:parent-style-name="Standaardalinea-lettertype" style:family="text">
      <style:text-properties fo:color="#FF0000" fo:language="nl" fo:country="BE"/>
    </style:style>
    <style:style style:name="T35" style:parent-style-name="Standaardalinea-lettertype" style:family="text">
      <style:text-properties fo:color="#FF0000" fo:language="nl" fo:country="BE"/>
    </style:style>
    <style:style style:name="T36" style:parent-style-name="Hyperlink" style:family="text">
      <style:text-properties fo:language="nl" fo:country="BE"/>
    </style:style>
    <style:style style:name="P37" style:parent-style-name="Standaard" style:family="paragraph">
      <style:text-properties fo:language="nl" fo:country="BE"/>
    </style:style>
    <style:style style:name="P38" style:parent-style-name="Standaard" style:family="paragraph">
      <style:text-properties fo:color="#FF0000" fo:language="nl" fo:country="BE"/>
    </style:style>
    <style:style style:name="T39" style:parent-style-name="Standaardalinea-lettertype" style:family="text">
      <style:text-properties fo:language="nl" fo:country="BE"/>
    </style:style>
    <style:style style:name="P40" style:parent-style-name="Standaard" style:family="paragraph">
      <style:text-properties fo:color="#FF0000" fo:language="en" fo:country="US"/>
    </style:style>
    <style:style style:name="P41" style:parent-style-name="Standaard" style:family="paragraph">
      <style:text-properties fo:language="en" fo:country="US"/>
    </style:style>
    <style:style style:name="P42" style:parent-style-name="Standaard" style:family="paragraph">
      <style:text-properties fo:color="#FF0000" fo:language="en" fo:country="US"/>
    </style:style>
    <style:style style:name="P43" style:parent-style-name="Standaard" style:family="paragraph">
      <style:text-properties fo:language="en" fo:country="US"/>
    </style:style>
    <style:style style:name="P44" style:parent-style-name="Standaard" style:family="paragraph">
      <style:text-properties fo:color="#FF0000" fo:language="en" fo:country="US"/>
    </style:style>
    <style:style style:name="P45" style:parent-style-name="Standaard" style:family="paragraph">
      <style:text-properties fo:language="en" fo:country="US"/>
    </style:style>
    <style:style style:name="P46" style:parent-style-name="Standaard" style:family="paragraph">
      <style:text-properties fo:color="#FF0000" fo:language="en" fo:country="US"/>
    </style:style>
    <style:style style:name="P47" style:parent-style-name="Standaard" style:family="paragraph">
      <style:text-properties fo:language="en" fo:country="US"/>
    </style:style>
  </office:automatic-styles>
  <office:body>
    <office:text text:use-soft-page-breaks="true">
      <text:p text:style-name="P1">Gebruik API oefening</text:p>
      <text:p text:style-name="Standaard"><text:span text:style-name="T2">Toon alle publieke projecten -&gt;<text:s/></text:span><text:span text:style-name="T3">curl <text:s/></text:span><text:a xlink:href="https://projektwerk.ucll.be/projects.json" office:target-frame-name="_top" xlink:show="replace"><text:span text:style-name="T4">https://projektwerk.ucll.be/projects.json</text:span></text:a></text:p>
      <text:p text:style-name="Standaard"><text:span text:style-name="T5">Toon alle projecten waar jij toegang tot hebt -&gt;<text:s/></text:span><text:span text:style-name="T6">curl<text:s/></text:span><text:a xlink:href="https://projektwerk.ucll.be/projects.json/?api_key=$%7bapi_key%7d" office:target-frame-name="_top" xlink:show="replace"><text:span text:style-name="T7">https://projektwerk.ucll.be/projects.json/?api_key=</text:span><text:span text:style-name="T8">${API_KEY}</text:span></text:a></text:p>
      <text:p text:style-name="P9">Maak een issue aan in het speeltuin projekt<text:s/>-&gt;</text:p>
      <text:p text:style-name="Standaard"><text:span text:style-name="T10">curl -v -H "Content-Type: application/json" -H "X-Redmine-API-Key:</text:span><text:span text:style-name="T11"><text:s/>${API_KEY}</text:span><text:span text:style-name="T12">" -X POST --data-binary '{"issue":{"subject":"API opdracht","description":"Curl opdracht","assigned-to_id":254</text:span><text:span text:style-name="T13">5</text:span><text:span text:style-name="T14">}}'<text:s/></text:span><text:a xlink:href="https://projektwerk.ucll.be/projects/speeltuin/issues.json" office:target-frame-name="_top" xlink:show="replace"><text:span text:style-name="T15">https://projektwerk.ucll.be/projects/speeltuin/issues.json</text:span></text:a></text:p>
      <text:p text:style-name="Standaard"><text:span text:style-name="T16">Pas het issue aan -&gt; curl -v -H "Content-Type:application/json" -H "X-Redmine-API-Key:</text:span><text:span text:style-name="T17"><text:s/>${API_KEY}</text:span><text:span text:style-name="T18">" -X PUT --data-binary '{"issue":{"subject": "Aangepast"}}'<text:s/></text:span><text:a xlink:href="https://projektwerk.ucll.be/issues/2876.json" office:target-frame-name="_top" xlink:show="replace"><text:span text:style-name="T19">https://projektwerk.ucll.be/issues/2876.json</text:span></text:a></text:p>
      <text:p text:style-name="Standaard"><text:span text:style-name="T20">Verwijder het issue dat j</text:span><text:span text:style-name="T21">e net hebt gemaakt -&gt;<text:s/></text:span><text:span text:style-name="T22">curl -v -H "Content-Type:application/json" -H "X-Remine-API-Key:</text:span><text:span text:style-name="T23"><text:s/></text:span><text:span text:style-name="T24">${API_KEY}</text:span><text:span text:style-name="T25">" -X DELETE<text:s/></text:span><text:a xlink:href="https://projektwerk.ucll.be/issues/2876.json" office:target-frame-name="_top" xlink:show="replace"><text:span text:style-name="T26">https://projektwerk.ucll.be/issues/2876.json</text:span></text:a></text:p>
      <text:p text:style-name="Standaard"><text:span text:style-name="T27">Issue groepsproject.<text:s/></text:span><text:span text:style-name="T28">curl -v -H "Content-Type:application/json" -H "X-Redmine-API-Key:</text:span><text:span text:style-name="T29"><text:s/></text:span><text:span text:style-name="T30">${API_KEY}</text:span><text:span text:style-name="T31">" -X POST --data-binary '{"issue":{"subject": "Opdracht curl verkenningsopdracht","description":"Verkinningsopdracht","assigned_to_id": 2545,"start_date": "2022-10-18","due_date":"2022-10-19","estimated_hours":1}}' https://projektwerk.ucll.be/projects/soa_herfst22_sports/issues.json</text:span></text:p>
      <text:p text:style-name="Standaard"><text:span text:style-name="T32">Werk de status van de taak aan. -&gt;<text:s/></text:span><text:span text:style-name="T33">curl -v -H "Content-Type:application/json" -H "X-Redmine-API-Key:</text:span><text:span text:style-name="T34">${API_KEY}</text:span><text:span text:style-name="T35">" -X PUT --data-binary '{"issue":{"status_id":5}}'<text:s/></text:span><text:a xlink:href="https://projektwerk.ucll.be/issues/2935.json" office:target-frame-name="_top" xlink:show="replace"><text:span text:style-name="T36">https://projektwerk.ucll.be/issues/2935.json</text:span></text:a></text:p>
      <text:p text:style-name="P37">SWAGGER API</text:p>
      <text:p text:style-name="P38">curl -l localhost:80</text:p>
      <text:p text:style-name="Standaard"><text:span text:style-name="T39">opvragen data</text:span></text:p>
      <text:p text:style-name="P40">curl -X GET https://petstore.swagger.io/v2/pet/findByStatus?status=available -H "accept:application/json"</text:p>
      <text:p text:style-name="P41">aanmaken data</text:p>
      <text:p text:style-name="P42">curl -X POST https://petstore.swagger.io/v2/pet -H "accept:application/json" -H "Content-Type:application/json" --data-binary '{"id":1,"category":{"id":1,"name":"test"},"name":"test","photoUrls":[""],"tags":[{"id":1,"name":"test"}],"status":"available"}'</text:p>
      <text:p text:style-name="P43">aanpassen data</text:p>
      <text:p text:style-name="P44">curl -X PUT https://petstore.swagger.io/v2/pet -H "accept:application/json" -H "Content-Type:application/json" --data-binary '{"id":1,"status":"unavailable"}'</text:p>
      <text:p text:style-name="P45">verwijderen data</text:p>
      <text:p text:style-name="P46">curl -X DELETE https://petstore.swagger.io/v2/pet/1 -H "accept:application/json"</text:p>
      <text:p text:style-name="P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vid backx</meta:initial-creator>
    <dc:creator>david backx</dc:creator>
    <meta:creation-date>2022-10-18T12:59:00Z</meta:creation-date>
    <dc:date>2022-10-18T12:59:00Z</dc:date>
    <meta:template xlink:href="Normal.dotm" xlink:type="simple"/>
    <meta:editing-cycles>2</meta:editing-cycles>
    <meta:editing-duration>PT0S</meta:editing-duration>
    <meta:document-statistic meta:page-count="1" meta:paragraph-count="5" meta:word-count="384" meta:character-count="2571" meta:row-count="18" meta:non-whitespace-character-count="2192"/>
  </office:meta>
</office:document-meta>
</file>